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7">
      <style:table-cell-properties fo:border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fo:background-color="#FFFFFF"/>
    </style:style>
    <style:style style:name="ce5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30"/>
    <style:style style:name="ce59" style:family="table-cell" style:parent-style-name="Excel_32_Built-in_32_Comma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4"/>
    <style:style style:name="ce61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2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3" style:family="table-cell" style:parent-style-name="Excel_32_Built-in_32_Comma" style:data-style-name="N41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4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5" style:family="table-cell" style:parent-style-name="Default" style:data-style-name="N19"/>
    <style:style style:name="ce66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5.05354166666667cm"/>
    </style:style>
    <style:style style:name="co13" style:family="table-column">
      <style:table-column-properties fo:break-before="auto" style:column-width="4.60375cm"/>
    </style:style>
    <style:style style:name="co14" style:family="table-column">
      <style:table-column-properties fo:break-before="auto" style:column-width="7.64645833333333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.6458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601" table:number-columns-spanned="2" table:number-rows-spanned="1" table:style-name="ce51">
            <text:p>56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2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Propiedades y equip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53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2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54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55">
            <text:p>Código</text:p>
          </table:table-cell>
          <table:table-cell office:value-type="string" table:number-columns-spanned="1" table:number-rows-spanned="2" table:style-name="ce56">
            <text:p>Cuenta</text:p>
          </table:table-cell>
          <table:table-cell office:value-type="string" table:number-columns-spanned="1" table:number-rows-spanned="2" table:style-name="ce56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57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55">
            <text:p>Código</text:p>
          </table:table-cell>
          <table:table-cell office:value-type="string" table:number-columns-spanned="1" table:number-rows-spanned="2" table:style-name="ce56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9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1]-[.E11]+[.F11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2]-[.E12]+[.F12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office:value-type="string" table:style-name="ce17">
            <text:p>1-3-2-01-01-002</text:p>
          </table:table-cell>
          <table:table-cell office:value-type="string" table:style-name="ce17">
            <text:p>Maquinaria AF</text:p>
          </table:table-cell>
          <table:table-cell table:style-name="ce17"/>
          <table:table-cell office:value-type="float" office:value="1235119.31" table:style-name="ce18">
            <text:p>1.235.119<text:s/></text:p>
          </table:table-cell>
          <table:table-cell table:number-columns-repeated="2" table:style-name="ce18"/>
          <table:table-cell office:value-type="float" office:value="1235119.31" table:formula="of:=[.D13]-[.E13]+[.F13]" table:style-name="ce18">
            <text:p>1.235.119<text:s/></text:p>
          </table:table-cell>
          <table:table-cell office:value-type="string" table:style-name="ce17">
            <text:p>1-3-2-01-01-002</text:p>
          </table:table-cell>
          <table:table-cell office:value-type="string" table:style-name="ce17">
            <text:p>Maquinaria AF</text:p>
          </table:table-cell>
          <table:table-cell office:value-type="float" office:value="1232946" table:style-name="ce18">
            <text:p>1.232.946<text:s/></text:p>
          </table:table-cell>
          <table:table-cell office:value-type="float" office:value="2173.3100000000559" table:formula="of:=[.G13]-[.J13]" table:style-name="ce19">
            <text:p>2.173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office:value-type="string" table:style-name="ce17">
            <text:p>1-3-2-01-01-004</text:p>
          </table:table-cell>
          <table:table-cell office:value-type="string" table:style-name="ce17">
            <text:p>Herramientas AF</text:p>
          </table:table-cell>
          <table:table-cell table:style-name="ce17"/>
          <table:table-cell office:value-type="float" office:value="143989.65" table:style-name="ce18">
            <text:p>143.990<text:s/></text:p>
          </table:table-cell>
          <table:table-cell table:number-columns-repeated="2" table:style-name="ce18"/>
          <table:table-cell office:value-type="float" office:value="143989.65" table:formula="of:=[.D14]-[.E14]+[.F14]" table:style-name="ce18">
            <text:p>143.990<text:s/></text:p>
          </table:table-cell>
          <table:table-cell office:value-type="string" table:style-name="ce17">
            <text:p>1-3-2-01-01-004</text:p>
          </table:table-cell>
          <table:table-cell office:value-type="string" table:style-name="ce17">
            <text:p>Herramientas AF</text:p>
          </table:table-cell>
          <table:table-cell office:value-type="float" office:value="110093.23" table:style-name="ce18">
            <text:p>110.093<text:s/></text:p>
          </table:table-cell>
          <table:table-cell office:value-type="float" office:value="33896.42" table:formula="of:=[.G14]-[.J14]" table:style-name="ce19">
            <text:p>33.896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office:value-type="string" table:style-name="ce17">
            <text:p>1-3-2-01-01-003</text:p>
          </table:table-cell>
          <table:table-cell office:value-type="string" table:style-name="ce17">
            <text:p>Equipos de Oficina AF</text:p>
          </table:table-cell>
          <table:table-cell table:style-name="ce17"/>
          <table:table-cell office:value-type="float" office:value="3431.05" table:style-name="ce18">
            <text:p>3.431<text:s/></text:p>
          </table:table-cell>
          <table:table-cell table:number-columns-repeated="2" table:style-name="ce18"/>
          <table:table-cell office:value-type="float" office:value="3431.05" table:formula="of:=[.D15]-[.E15]+[.F15]" table:style-name="ce18">
            <text:p>3.431<text:s/></text:p>
          </table:table-cell>
          <table:table-cell office:value-type="string" table:style-name="ce17">
            <text:p>1-3-2-01-01-003</text:p>
          </table:table-cell>
          <table:table-cell office:value-type="string" table:style-name="ce17">
            <text:p>Equipos de Oficina AF</text:p>
          </table:table-cell>
          <table:table-cell office:value-type="float" office:value="0" table:style-name="ce18">
            <text:p>-<text:s/></text:p>
          </table:table-cell>
          <table:table-cell office:value-type="float" office:value="3431.05" table:formula="of:=[.G15]-[.J15]" table:style-name="ce19">
            <text:p>3.431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6]-[.E16]+[.F16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16]-[.J16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office:value-type="string" table:style-name="ce17">
            <text:p>1-3-2-02-01-001</text:p>
          </table:table-cell>
          <table:table-cell office:value-type="string" table:style-name="ce17">
            <text:p>Deprec. Acum. Maquinaria – Equipos</text:p>
          </table:table-cell>
          <table:table-cell table:style-name="ce17"/>
          <table:table-cell office:value-type="float" office:value="-293543.06" table:style-name="ce18">
            <text:p>(293.543)</text:p>
          </table:table-cell>
          <table:table-cell table:number-columns-repeated="2" table:style-name="ce18"/>
          <table:table-cell office:value-type="float" office:value="-293543.06" table:formula="of:=[.D17]-[.E17]+[.F17]" table:style-name="ce18">
            <text:p>(293.543)</text:p>
          </table:table-cell>
          <table:table-cell office:value-type="string" table:style-name="ce17">
            <text:p>1-3-2-02-01-001</text:p>
          </table:table-cell>
          <table:table-cell office:value-type="string" table:style-name="ce17">
            <text:p>Deprec. Acum. Maquinaria – Equipos</text:p>
          </table:table-cell>
          <table:table-cell office:value-type="float" office:value="-293543.06" table:style-name="ce18">
            <text:p>(293.543)</text:p>
          </table:table-cell>
          <table:table-cell office:value-type="float" office:value="0" table:formula="of:=[.G17]-[.J17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office:value-type="string" table:style-name="ce17">
            <text:p>1-3-2-02-01-003</text:p>
          </table:table-cell>
          <table:table-cell office:value-type="string" table:style-name="ce17">
            <text:p>Depre. Acum. Herramientas</text:p>
          </table:table-cell>
          <table:table-cell table:style-name="ce17"/>
          <table:table-cell office:value-type="float" office:value="-24348.84" table:style-name="ce18">
            <text:p>(24.349)</text:p>
          </table:table-cell>
          <table:table-cell table:number-columns-repeated="2" table:style-name="ce18"/>
          <table:table-cell office:value-type="float" office:value="-24348.84" table:formula="of:=[.D18]-[.E18]+[.F18]" table:style-name="ce18">
            <text:p>(24.349)</text:p>
          </table:table-cell>
          <table:table-cell office:value-type="string" table:style-name="ce17">
            <text:p>1-3-2-02-01-003</text:p>
          </table:table-cell>
          <table:table-cell office:value-type="string" table:style-name="ce17">
            <text:p>Depre. Acum. Herramientas</text:p>
          </table:table-cell>
          <table:table-cell office:value-type="float" office:value="-24348.84" table:style-name="ce18">
            <text:p>(24.349)</text:p>
          </table:table-cell>
          <table:table-cell office:value-type="float" office:value="0" table:formula="of:=[.G18]-[.J18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9]-[.E19]+[.F19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19]-[.J19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0]-[.E20]+[.F20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0]-[.J20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1]-[.E21]+[.F21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1]-[.J21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2]-[.E22]+[.F22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2]-[.J22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3]-[.E23]+[.F23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3]-[.J23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4" table:style-name="ce18"/>
          <table:table-cell table:number-columns-repeated="2" table:style-name="ce17"/>
          <table:table-cell table:style-name="ce18"/>
          <table:table-cell office:value-type="float" office:value="0" table:formula="of:=[.G24]-[.J24]" table:style-name="ce19">
            <text:p>-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2">
          <table:table-cell table:number-columns-repeated="3" table:style-name="ce17"/>
          <table:table-cell table:number-columns-repeated="4" table:style-name="ce18"/>
          <table:table-cell table:number-columns-repeated="2" table:style-name="ce17"/>
          <table:table-cell table:style-name="ce18"/>
          <table:table-cell table:style-name="ce19"/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5">
          <table:table-cell table:style-name="ce21"/>
          <table:table-cell table:number-columns-repeated="2" table:style-name="ce22"/>
          <table:table-cell table:style-name="ce23"/>
          <table:table-cell table:style-name="ce8"/>
          <table:table-cell table:style-name="ce24"/>
          <table:table-cell table:number-columns-repeated="2" table:style-name="ce25"/>
          <table:table-cell table:style-name="ce23"/>
          <table:table-cell table:style-name="ce24"/>
          <table:table-cell table:style-name="ce26"/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8"/>
        </table:table-row>
        <table:table-row table:style-name="ro6">
          <table:table-cell table:style-name="ce27"/>
          <table:table-cell office:value-type="string" table:style-name="ce28">
            <text:p>Total</text:p>
          </table:table-cell>
          <table:table-cell table:style-name="ce28"/>
          <table:table-cell office:value-type="float" office:value="1064648.1099999999" table:formula="of:=SUM([.D11:.D24])" table:style-name="ce66">
            <text:p>1.064.648<text:s/></text:p>
          </table:table-cell>
          <table:table-cell office:value-type="float" office:value="0" table:formula="of:=SUM([.E11:.E24])" table:style-name="ce66">
            <text:p>-<text:s/></text:p>
          </table:table-cell>
          <table:table-cell office:value-type="float" office:value="0" table:formula="of:=SUM([.F11:.F24])" table:style-name="ce66">
            <text:p>-<text:s/></text:p>
          </table:table-cell>
          <table:table-cell office:value-type="float" office:value="1064648.1099999999" table:formula="of:=SUM([.G11:.G24])" table:style-name="ce66">
            <text:p>1.064.648<text:s/></text:p>
          </table:table-cell>
          <table:table-cell table:number-columns-repeated="2" table:style-name="ce66"/>
          <table:table-cell office:value-type="float" office:value="1025147.33" table:formula="of:=SUM([.J11:.J24])" table:style-name="ce66">
            <text:p>1.025.147<text:s/></text:p>
          </table:table-cell>
          <table:table-cell office:value-type="float" office:value="39500.780000000057" table:formula="of:=SUM([.K11:.K24])" table:style-name="ce67">
            <text:p>39.501<text:s/></text:p>
          </table:table-cell>
          <table:table-cell table:number-columns-repeated="2" table:style-name="ce11"/>
          <table:table-cell table:style-name="ce12"/>
          <table:table-cell table:style-name="ce11"/>
          <table:table-cell table:number-columns-repeated="16369" table:style-name="ce29"/>
        </table:table-row>
        <table:table-row table:style-name="ro7">
          <table:table-cell table:number-columns-repeated="13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0"/>
          <table:table-cell office:value-type="string" table:style-name="ce31">
            <text:p>Saldo al</text:p>
          </table:table-cell>
          <table:table-cell office:value-type="string" table:style-name="ce32">
            <text:p>Saldo al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3">
            <text:p>Nota a los estados financieros:</text:p>
          </table:table-cell>
          <table:table-cell table:style-name="ce33"/>
          <table:table-cell office:value-type="date" office:date-value="2020-12-31T00:00:00" table:style-name="ce34">
            <text:p>31/12/2020</text:p>
          </table:table-cell>
          <table:table-cell office:value-type="date" office:date-value="2019-12-31T00:00:00" table:style-name="ce35">
            <text:p>31/12/2019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7"/>
          <table:table-cell table:style-name="ce3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9"/>
          <table:table-cell table:style-name="ce40"/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6">
            <text:p>Maquinarias y Equipos</text:p>
          </table:table-cell>
          <table:table-cell table:style-name="ce36"/>
          <table:table-cell office:value-type="float" office:value="1238550.3600000001" table:formula="of:=[.G13]+[.G15]" table:style-name="ce18">
            <text:p>1.238.550<text:s/></text:p>
          </table:table-cell>
          <table:table-cell office:value-type="float" office:value="1232946" table:formula="of:=[.J13]+[.J15]" table:style-name="ce18">
            <text:p>1.232.946<text:s/>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6">
            <text:p>Herramientas</text:p>
          </table:table-cell>
          <table:table-cell table:style-name="ce36"/>
          <table:table-cell office:value-type="float" office:value="143989.65" table:formula="of:=[.G14]" table:style-name="ce18">
            <text:p>143.990<text:s/></text:p>
          </table:table-cell>
          <table:table-cell office:value-type="float" office:value="110093.23" table:formula="of:=[.J14]" table:style-name="ce18">
            <text:p>110.093<text:s/>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table:number-columns-repeated="2" table:style-name="ce36"/>
          <table:table-cell table:number-columns-repeated="2" table:style-name="ce18"/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6">
            <text:p>Depreciacion acumulada</text:p>
          </table:table-cell>
          <table:table-cell table:style-name="ce36"/>
          <table:table-cell office:value-type="float" office:value="-317891.90000000002" table:formula="of:=SUM([.G17:.G18])" table:style-name="ce18">
            <text:p>(317.892)</text:p>
          </table:table-cell>
          <table:table-cell office:value-type="float" office:value="-317891.90000000002" table:formula="of:=SUM([.J17:.J18])" table:style-name="ce18">
            <text:p>(317.892)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table:number-columns-repeated="2" table:style-name="ce36"/>
          <table:table-cell table:style-name="ce37"/>
          <table:table-cell table:style-name="ce38"/>
          <table:table-cell table:number-columns-repeated="8" table:style-name="ce11"/>
          <table:table-cell table:number-columns-repeated="16371"/>
        </table:table-row>
        <table:table-row table:style-name="ro7">
          <table:table-cell table:style-name="ce11"/>
          <table:table-cell office:value-type="string" table:style-name="ce41">
            <text:p>Total</text:p>
          </table:table-cell>
          <table:table-cell table:style-name="ce41"/>
          <table:table-cell office:value-type="float" office:value="1064648.1099999999" table:formula="of:=+SUM([.D32:.D38])" table:style-name="ce42">
            <text:p>1.064.648<text:s/></text:p>
          </table:table-cell>
          <table:table-cell office:value-type="float" office:value="1025147.33" table:formula="of:=+SUM([.E32:.E38])" table:style-name="ce43">
            <text:p>1.025.147<text:s/></text:p>
          </table:table-cell>
          <table:table-cell table:number-columns-repeated="8" table:style-name="ce11"/>
          <table:table-cell table:number-columns-repeated="16371"/>
        </table:table-row>
        <table:table-row table:style-name="ro7">
          <table:table-cell table:style-name="ce11"/>
          <table:table-cell table:number-columns-repeated="2" table:style-name="ce44"/>
          <table:table-cell table:style-name="ce45"/>
          <table:table-cell table:style-name="ce46"/>
          <table:table-cell table:number-columns-repeated="8" table:style-name="ce11"/>
          <table:table-cell table:number-columns-repeated="1637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47">
            <text:p>Fuente:</text:p>
          </table:table-cell>
          <table:table-cell table:number-columns-repeated="10" table:style-name="ce48"/>
          <table:table-cell table:number-columns-repeated="16373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0" table:style-name="ce9"/>
          <table:table-cell table:number-columns-repeated="16373"/>
        </table:table-row>
        <table:table-row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9">
            <text:p>Objetivo:</text:p>
          </table:table-cell>
          <table:table-cell table:number-columns-repeated="10" table:style-name="ce9"/>
          <table:table-cell table:number-columns-repeated="16373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0" table:style-name="ce9"/>
          <table:table-cell table:number-columns-repeated="16373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0" table:style-name="ce9"/>
          <table:table-cell table:number-columns-repeated="16373"/>
        </table:table-row>
        <table:table-row table:number-rows-repeated="2"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49">
            <text:p>Observaciones:</text:p>
          </table:table-cell>
          <table:table-cell table:number-columns-repeated="10" table:style-name="ce9"/>
          <table:table-cell table:number-columns-repeated="16373"/>
        </table:table-row>
        <table:table-row table:number-rows-repeated="2" table:style-name="ro2">
          <table:table-cell table:number-columns-repeated="11" table:style-name="ce9"/>
          <table:table-cell table:number-columns-repeated="16373"/>
        </table:table-row>
        <table:table-row table:style-name="ro2">
          <table:table-cell office:value-type="string" table:style-name="ce50">
            <text:p>Conclusiones (A ser completado por el Auditor a cargo del compromiso):</text:p>
          </table:table-cell>
          <table:table-cell table:number-columns-repeated="10" table:style-name="ce9"/>
          <table:table-cell table:number-columns-repeated="16373"/>
        </table:table-row>
        <table:table-row table:number-rows-repeated="77" table:style-name="ro2">
          <table:table-cell table:number-columns-repeated="11" table:style-name="ce9"/>
          <table:table-cell table:number-columns-repeated="16373"/>
        </table:table-row>
        <table:table-row table:number-rows-repeated="1048444" table:style-name="ro2">
          <table:table-cell table:number-columns-repeated="16384"/>
        </table:table-row>
      </table:table>
      <table:table table:name="Mayor_Activos_Fijo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6373" table:default-cell-style-name="ce1"/>
        <table:table-row table:style-name="ro8">
          <table:table-cell office:value-type="float" office:value="3942" table:style-name="ce1">
            <text:p>3942</text:p>
          </table:table-cell>
          <table:table-cell office:value-type="string" table:style-name="ce58">
            <text:p>1-3</text:p>
          </table:table-cell>
          <table:table-cell office:value-type="float" office:value="1025146.92" table:style-name="ce59">
            <text:p>1.025.146,92<text:s/></text:p>
          </table:table-cell>
          <table:table-cell office:value-type="string" table:style-name="ce59">
            <text:p>ACTIVOS <text:s/>NO CORRIENTES</text:p>
          </table:table-cell>
          <table:table-cell table:style-name="ce1"/>
          <table:table-cell table:style-name="ce60"/>
          <table:table-cell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8">
          <table:table-cell office:value-type="float" office:value="3943" table:style-name="ce1">
            <text:p>3943</text:p>
          </table:table-cell>
          <table:table-cell office:value-type="string" table:style-name="ce58">
            <text:p>1-3-2</text:p>
          </table:table-cell>
          <table:table-cell office:value-type="float" office:value="1025146.92" table:style-name="ce59">
            <text:p>1.025.146,92<text:s/></text:p>
          </table:table-cell>
          <table:table-cell office:value-type="string" table:style-name="ce59">
            <text:p>ACTIVO FIJO</text:p>
          </table:table-cell>
          <table:table-cell table:style-name="ce1"/>
          <table:table-cell table:style-name="ce60"/>
          <table:table-cell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8">
          <table:table-cell office:value-type="float" office:value="3944" table:style-name="ce1">
            <text:p>3944</text:p>
          </table:table-cell>
          <table:table-cell office:value-type="string" table:style-name="ce58">
            <text:p>1-3-2-01</text:p>
          </table:table-cell>
          <table:table-cell office:value-type="float" office:value="1343038.82" table:style-name="ce59">
            <text:p>1.343.038,82<text:s/></text:p>
          </table:table-cell>
          <table:table-cell office:value-type="string" table:style-name="ce59">
            <text:p>PROPIEDAD PLANTA Y EQUIPO</text:p>
          </table:table-cell>
          <table:table-cell table:style-name="ce1"/>
          <table:table-cell table:style-name="ce60"/>
          <table:table-cell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8">
          <table:table-cell office:value-type="float" office:value="3945" table:style-name="ce1">
            <text:p>3945</text:p>
          </table:table-cell>
          <table:table-cell office:value-type="string" table:style-name="ce58">
            <text:p>1-3-2-01-01</text:p>
          </table:table-cell>
          <table:table-cell office:value-type="float" office:value="1343038.82" table:style-name="ce59">
            <text:p>1.343.038,82<text:s/></text:p>
          </table:table-cell>
          <table:table-cell office:value-type="string" table:style-name="ce59">
            <text:p>PROPIEDAD PLANTA Y EQUIPO</text:p>
          </table:table-cell>
          <table:table-cell table:style-name="ce1"/>
          <table:table-cell table:style-name="ce60"/>
          <table:table-cell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9">
          <table:table-cell office:value-type="float" office:value="3946" table:style-name="ce61">
            <text:p>3946</text:p>
          </table:table-cell>
          <table:table-cell office:value-type="string" table:style-name="ce62">
            <text:p>1-3-2-01-01-002</text:p>
          </table:table-cell>
          <table:table-cell office:value-type="float" office:value="1232945.5900000001" table:style-name="ce63">
            <text:p>1.232.945,59<text:s/></text:p>
          </table:table-cell>
          <table:table-cell office:value-type="string" table:style-name="ce63">
            <text:p>Maquinarias <text:s/>AF</text:p>
          </table:table-cell>
          <table:table-cell table:style-name="ce61"/>
          <table:table-cell table:style-name="ce64"/>
          <table:table-cell table:style-name="ce61"/>
          <table:table-cell table:style-name="ce64"/>
          <table:table-cell table:number-columns-repeated="3" table:style-name="ce61"/>
          <table:table-cell table:number-columns-repeated="16373"/>
        </table:table-row>
        <table:table-row table:style-name="ro8">
          <table:table-cell office:value-type="float" office:value="3947" table:style-name="ce1">
            <text:p>3947</text:p>
          </table:table-cell>
          <table:table-cell office:value-type="string" table:style-name="ce58">
            <text:p><text:s/>1,235,119.31</text:p>
          </table:table-cell>
          <table:table-cell office:value-type="float" office:value="2173.7199999999998" table:style-name="ce59">
            <text:p>2.173,72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805" table:style-name="ce1">
            <text:p>179805</text:p>
          </table:table-cell>
          <table:table-cell office:value-type="date" office:date-value="2020-05-05T00:00:00" table:style-name="ce65">
            <text:p>05/05/2020</text:p>
          </table:table-cell>
          <table:table-cell office:value-type="string" table:style-name="ce1">
            <text:p>EA 1738-0</text:p>
          </table:table-cell>
          <table:table-cell table:number-columns-repeated="16373"/>
        </table:table-row>
        <table:table-row table:style-name="ro9">
          <table:table-cell office:value-type="float" office:value="3948" table:style-name="ce61">
            <text:p>3948</text:p>
          </table:table-cell>
          <table:table-cell office:value-type="string" table:style-name="ce62">
            <text:p>1-3-2-01-01-003</text:p>
          </table:table-cell>
          <table:table-cell office:value-type="float" office:value="0" table:style-name="ce63">
            <text:p>-<text:s/></text:p>
          </table:table-cell>
          <table:table-cell office:value-type="string" table:style-name="ce63">
            <text:p>Equipos de Oficina AF</text:p>
          </table:table-cell>
          <table:table-cell table:style-name="ce61"/>
          <table:table-cell table:style-name="ce64"/>
          <table:table-cell table:style-name="ce61"/>
          <table:table-cell table:style-name="ce64"/>
          <table:table-cell table:number-columns-repeated="3" table:style-name="ce61"/>
          <table:table-cell table:number-columns-repeated="16373"/>
        </table:table-row>
        <table:table-row table:style-name="ro8">
          <table:table-cell office:value-type="float" office:value="3949" table:style-name="ce1">
            <text:p>3949</text:p>
          </table:table-cell>
          <table:table-cell office:value-type="string" table:style-name="ce58">
            <text:p><text:s/>1,298.67</text:p>
          </table:table-cell>
          <table:table-cell office:value-type="float" office:value="1298.67" table:style-name="ce59">
            <text:p>1.298,67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805" table:style-name="ce1">
            <text:p>181805</text:p>
          </table:table-cell>
          <table:table-cell office:value-type="date" office:date-value="2020-06-07T00:00:00" table:style-name="ce65">
            <text:p>07/06/2020</text:p>
          </table:table-cell>
          <table:table-cell office:value-type="string" table:style-name="ce1">
            <text:p>EO 1762-0</text:p>
          </table:table-cell>
          <table:table-cell table:number-columns-repeated="16373"/>
        </table:table-row>
        <table:table-row table:style-name="ro8">
          <table:table-cell office:value-type="float" office:value="3950" table:style-name="ce1">
            <text:p>3950</text:p>
          </table:table-cell>
          <table:table-cell office:value-type="string" table:style-name="ce58">
            <text:p><text:s/>2,344.05</text:p>
          </table:table-cell>
          <table:table-cell office:value-type="float" office:value="1045.3800000000001" table:style-name="ce59">
            <text:p>1.045,38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505" table:style-name="ce1">
            <text:p>245505</text:p>
          </table:table-cell>
          <table:table-cell office:value-type="date" office:date-value="2020-10-22T00:00:00" table:style-name="ce65">
            <text:p>22/10/2020</text:p>
          </table:table-cell>
          <table:table-cell office:value-type="string" table:style-name="ce1">
            <text:p>EO 2008-0</text:p>
          </table:table-cell>
          <table:table-cell table:number-columns-repeated="16373"/>
        </table:table-row>
        <table:table-row table:style-name="ro8">
          <table:table-cell office:value-type="float" office:value="3951" table:style-name="ce1">
            <text:p>3951</text:p>
          </table:table-cell>
          <table:table-cell office:value-type="string" table:style-name="ce58">
            <text:p><text:s/>3,431.05</text:p>
          </table:table-cell>
          <table:table-cell office:value-type="float" office:value="1087" table:style-name="ce59">
            <text:p>1.087,00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305" table:style-name="ce1">
            <text:p>245305</text:p>
          </table:table-cell>
          <table:table-cell office:value-type="date" office:date-value="2020-10-22T00:00:00" table:style-name="ce65">
            <text:p>22/10/2020</text:p>
          </table:table-cell>
          <table:table-cell office:value-type="string" table:style-name="ce1">
            <text:p>EO 2006-0</text:p>
          </table:table-cell>
          <table:table-cell table:number-columns-repeated="16373"/>
        </table:table-row>
        <table:table-row table:style-name="ro9">
          <table:table-cell office:value-type="float" office:value="3952" table:style-name="ce61">
            <text:p>3952</text:p>
          </table:table-cell>
          <table:table-cell office:value-type="string" table:style-name="ce62">
            <text:p>1-3-2-01-01-004</text:p>
          </table:table-cell>
          <table:table-cell office:value-type="float" office:value="110093.23" table:style-name="ce63">
            <text:p>110.093,23<text:s/></text:p>
          </table:table-cell>
          <table:table-cell office:value-type="string" table:style-name="ce63">
            <text:p>Herramientas AF</text:p>
          </table:table-cell>
          <table:table-cell table:style-name="ce61"/>
          <table:table-cell table:style-name="ce64"/>
          <table:table-cell table:style-name="ce61"/>
          <table:table-cell table:style-name="ce64"/>
          <table:table-cell table:number-columns-repeated="3" table:style-name="ce61"/>
          <table:table-cell table:number-columns-repeated="16373"/>
        </table:table-row>
        <table:table-row table:style-name="ro8">
          <table:table-cell office:value-type="float" office:value="3953" table:style-name="ce1">
            <text:p>3953</text:p>
          </table:table-cell>
          <table:table-cell office:value-type="string" table:style-name="ce58">
            <text:p><text:s/>110,093.22</text:p>
          </table:table-cell>
          <table:table-cell office:value-type="float" office:value="0" table:style-name="ce59">
            <text:p>-<text:s/></text:p>
          </table:table-cell>
          <table:table-cell office:value-type="float" office:value="0.01" table:style-name="ce59">
            <text:p>0,01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805" table:style-name="ce1">
            <text:p>164805</text:p>
          </table:table-cell>
          <table:table-cell office:value-type="date" office:date-value="2020-01-10T00:00:00" table:style-name="ce65">
            <text:p>10/01/2020</text:p>
          </table:table-cell>
          <table:table-cell office:value-type="string" table:style-name="ce1">
            <text:p>IH 164805-0</text:p>
          </table:table-cell>
          <table:table-cell table:number-columns-repeated="16373"/>
        </table:table-row>
        <table:table-row table:style-name="ro8">
          <table:table-cell office:value-type="float" office:value="3954" table:style-name="ce1">
            <text:p>3954</text:p>
          </table:table-cell>
          <table:table-cell office:value-type="string" table:style-name="ce58">
            <text:p><text:s/>120,508.22</text:p>
          </table:table-cell>
          <table:table-cell office:value-type="float" office:value="10415" table:style-name="ce59">
            <text:p>10.415,00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705" table:style-name="ce1">
            <text:p>166705</text:p>
          </table:table-cell>
          <table:table-cell office:value-type="date" office:date-value="2020-01-10T00:00:00" table:style-name="ce65">
            <text:p>10/01/2020</text:p>
          </table:table-cell>
          <table:table-cell office:value-type="string" table:style-name="ce1">
            <text:p>EH 1613-0</text:p>
          </table:table-cell>
          <table:table-cell table:number-columns-repeated="16373"/>
        </table:table-row>
        <table:table-row table:style-name="ro8">
          <table:table-cell office:value-type="float" office:value="3955" table:style-name="ce1">
            <text:p>3955</text:p>
          </table:table-cell>
          <table:table-cell office:value-type="string" table:style-name="ce58">
            <text:p><text:s/>121,598.35</text:p>
          </table:table-cell>
          <table:table-cell office:value-type="float" office:value="1090.1300000000001" table:style-name="ce59">
            <text:p>1.090,13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805" table:style-name="ce1">
            <text:p>166805</text:p>
          </table:table-cell>
          <table:table-cell office:value-type="date" office:date-value="2020-01-10T00:00:00" table:style-name="ce65">
            <text:p>10/01/2020</text:p>
          </table:table-cell>
          <table:table-cell office:value-type="string" table:style-name="ce1">
            <text:p>EH 1615-0</text:p>
          </table:table-cell>
          <table:table-cell table:number-columns-repeated="16373"/>
        </table:table-row>
        <table:table-row table:style-name="ro8">
          <table:table-cell office:value-type="float" office:value="3956" table:style-name="ce1">
            <text:p>3956</text:p>
          </table:table-cell>
          <table:table-cell office:value-type="string" table:style-name="ce58">
            <text:p><text:s/>136,100.96</text:p>
          </table:table-cell>
          <table:table-cell office:value-type="float" office:value="14502.61" table:style-name="ce59">
            <text:p>14.502,61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105" table:style-name="ce1">
            <text:p>169105</text:p>
          </table:table-cell>
          <table:table-cell office:value-type="date" office:date-value="2020-01-28T00:00:00" table:style-name="ce65">
            <text:p>28/01/2020</text:p>
          </table:table-cell>
          <table:table-cell office:value-type="string" table:style-name="ce1">
            <text:p>EH 1626-0</text:p>
          </table:table-cell>
          <table:table-cell table:number-columns-repeated="16373"/>
        </table:table-row>
        <table:table-row table:style-name="ro8">
          <table:table-cell office:value-type="float" office:value="3957" table:style-name="ce1">
            <text:p>3957</text:p>
          </table:table-cell>
          <table:table-cell office:value-type="string" table:style-name="ce58">
            <text:p><text:s/>137,506.66</text:p>
          </table:table-cell>
          <table:table-cell office:value-type="float" office:value="1405.7" table:style-name="ce59">
            <text:p>1.405,70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305" table:style-name="ce1">
            <text:p>169305</text:p>
          </table:table-cell>
          <table:table-cell office:value-type="date" office:date-value="2020-01-28T00:00:00" table:style-name="ce65">
            <text:p>28/01/2020</text:p>
          </table:table-cell>
          <table:table-cell office:value-type="string" table:style-name="ce1">
            <text:p>EH 1628-0</text:p>
          </table:table-cell>
          <table:table-cell table:number-columns-repeated="16373"/>
        </table:table-row>
        <table:table-row table:style-name="ro8">
          <table:table-cell office:value-type="float" office:value="3958" table:style-name="ce1">
            <text:p>3958</text:p>
          </table:table-cell>
          <table:table-cell office:value-type="string" table:style-name="ce58">
            <text:p><text:s/>137,629.86</text:p>
          </table:table-cell>
          <table:table-cell office:value-type="float" office:value="123.2" table:style-name="ce59">
            <text:p>123,20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805" table:style-name="ce1">
            <text:p>171805</text:p>
          </table:table-cell>
          <table:table-cell office:value-type="date" office:date-value="2020-02-10T00:00:00" table:style-name="ce65">
            <text:p>10/02/2020</text:p>
          </table:table-cell>
          <table:table-cell office:value-type="string" table:style-name="ce1">
            <text:p>EH 1674-0</text:p>
          </table:table-cell>
          <table:table-cell table:number-columns-repeated="16373"/>
        </table:table-row>
        <table:table-row table:style-name="ro8">
          <table:table-cell office:value-type="float" office:value="3959" table:style-name="ce1">
            <text:p>3959</text:p>
          </table:table-cell>
          <table:table-cell office:value-type="string" table:style-name="ce58">
            <text:p><text:s/>143,411.42</text:p>
          </table:table-cell>
          <table:table-cell office:value-type="float" office:value="5781.56" table:style-name="ce59">
            <text:p>5.781,56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105" table:style-name="ce1">
            <text:p>173105</text:p>
          </table:table-cell>
          <table:table-cell office:value-type="date" office:date-value="2020-02-27T00:00:00" table:style-name="ce65">
            <text:p>27/02/2020</text:p>
          </table:table-cell>
          <table:table-cell office:value-type="string" table:style-name="ce1">
            <text:p>EH 1688-0</text:p>
          </table:table-cell>
          <table:table-cell table:number-columns-repeated="16373"/>
        </table:table-row>
        <table:table-row table:style-name="ro8">
          <table:table-cell office:value-type="float" office:value="3960" table:style-name="ce1">
            <text:p>3960</text:p>
          </table:table-cell>
          <table:table-cell office:value-type="string" table:style-name="ce58">
            <text:p><text:s/>143,840.89</text:p>
          </table:table-cell>
          <table:table-cell office:value-type="float" office:value="429.47" table:style-name="ce59">
            <text:p>429,47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005" table:style-name="ce1">
            <text:p>177005</text:p>
          </table:table-cell>
          <table:table-cell office:value-type="date" office:date-value="2020-03-03T00:00:00" table:style-name="ce65">
            <text:p>03/03/2020</text:p>
          </table:table-cell>
          <table:table-cell office:value-type="string" table:style-name="ce1">
            <text:p>EH 1708-0</text:p>
          </table:table-cell>
          <table:table-cell table:number-columns-repeated="16373"/>
        </table:table-row>
        <table:table-row table:style-name="ro8">
          <table:table-cell office:value-type="float" office:value="3961" table:style-name="ce1">
            <text:p>3961</text:p>
          </table:table-cell>
          <table:table-cell office:value-type="string" table:style-name="ce58">
            <text:p><text:s/>143,989.65</text:p>
          </table:table-cell>
          <table:table-cell office:value-type="float" office:value="148.76" table:style-name="ce59">
            <text:p>148,76<text:s/></text:p>
          </table:table-cell>
          <table:table-cell office:value-type="float" office:value="0" table:style-name="ce59">
            <text:p>-<text:s/></text:p>
          </table:table-cell>
          <table:table-cell table:style-name="ce1"/>
          <table:table-cell office:value-type="float" office:value="1543" table:style-name="ce1">
            <text:p>15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805" table:style-name="ce1">
            <text:p>180805</text:p>
          </table:table-cell>
          <table:table-cell office:value-type="date" office:date-value="2020-05-24T00:00:00" table:style-name="ce65">
            <text:p>24/05/2020</text:p>
          </table:table-cell>
          <table:table-cell office:value-type="string" table:style-name="ce1">
            <text:p>EH 1750-0</text:p>
          </table:table-cell>
          <table:table-cell table:number-columns-repeated="16373"/>
        </table:table-row>
        <table:table-row table:style-name="ro8">
          <table:table-cell office:value-type="float" office:value="3962" table:style-name="ce1">
            <text:p>3962</text:p>
          </table:table-cell>
          <table:table-cell office:value-type="string" table:style-name="ce58">
            <text:p>1-3-2-02</text:p>
          </table:table-cell>
          <table:table-cell office:value-type="float" office:value="-317891.90000000002" table:style-name="ce59">
            <text:p>-317.891,90<text:s/></text:p>
          </table:table-cell>
          <table:table-cell office:value-type="string" table:style-name="ce59">
            <text:p>DEPRECIACION ACUMULADA</text:p>
          </table:table-cell>
          <table:table-cell table:number-columns-repeated="3"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8">
          <table:table-cell office:value-type="float" office:value="3963" table:style-name="ce1">
            <text:p>3963</text:p>
          </table:table-cell>
          <table:table-cell office:value-type="string" table:style-name="ce58">
            <text:p>1-3-2-02-01</text:p>
          </table:table-cell>
          <table:table-cell office:value-type="float" office:value="-317891.90000000002" table:style-name="ce59">
            <text:p>-317.891,90<text:s/></text:p>
          </table:table-cell>
          <table:table-cell office:value-type="string" table:style-name="ce59">
            <text:p>DEPRECIACION ACUMULADA</text:p>
          </table:table-cell>
          <table:table-cell table:number-columns-repeated="3" table:style-name="ce1"/>
          <table:table-cell table:style-name="ce60"/>
          <table:table-cell table:number-columns-repeated="2" table:style-name="ce1"/>
          <table:table-cell table:style-name="ce60"/>
          <table:table-cell table:number-columns-repeated="16373"/>
        </table:table-row>
        <table:table-row table:style-name="ro8">
          <table:table-cell office:value-type="float" office:value="3964" table:style-name="ce1">
            <text:p>3964</text:p>
          </table:table-cell>
          <table:table-cell office:value-type="string" table:style-name="ce58">
            <text:p>1-3-2-02-01-001</text:p>
          </table:table-cell>
          <table:table-cell office:value-type="float" office:value="-293543.06" table:style-name="ce59">
            <text:p>-293.543,06<text:s/></text:p>
          </table:table-cell>
          <table:table-cell office:value-type="string" table:style-name="ce59">
            <text:p>Deprec. Acum Maquinaria -Equipo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3543.06" table:style-name="ce60">
            <text:p>-293.543,0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0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3965" table:style-name="ce1">
            <text:p>3965</text:p>
          </table:table-cell>
          <table:table-cell office:value-type="string" table:style-name="ce58">
            <text:p>1-3-2-02-01-003</text:p>
          </table:table-cell>
          <table:table-cell office:value-type="float" office:value="-24348.84" table:style-name="ce59">
            <text:p>-24.348,84<text:s/></text:p>
          </table:table-cell>
          <table:table-cell office:value-type="string" table:style-name="ce59">
            <text:p>Deprec. Acum. Herramienta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348.84" table:style-name="ce60">
            <text:p>-24.348,84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60">
            <text:p>12.310.110,18</text:p>
          </table:table-cell>
          <table:table-cell table:number-columns-repeated="16373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21:39Z</dc:date>
    <meta:editing-cycles>6</meta:editing-cycles>
    <meta:editing-duration>PT4041S</meta:editing-duration>
  </office:meta>
</office:document-meta>
</file>